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fb57a"/>
    </style:style>
    <style:style style:name="P2" style:family="paragraph" style:parent-style-name="Heading_20_2">
      <style:text-properties officeooo:paragraph-rsid="00113040"/>
    </style:style>
    <style:style style:name="P3" style:family="paragraph" style:parent-style-name="Heading_20_2">
      <style:text-properties officeooo:paragraph-rsid="0013ed14"/>
    </style:style>
    <style:style style:name="P4" style:family="paragraph" style:parent-style-name="Heading_20_2">
      <style:text-properties officeooo:paragraph-rsid="00162835"/>
    </style:style>
    <style:style style:name="P5" style:family="paragraph" style:parent-style-name="Heading_20_2">
      <style:text-properties officeooo:paragraph-rsid="00182247"/>
    </style:style>
    <style:style style:name="P6" style:family="paragraph" style:parent-style-name="Horizontal_20_Line">
      <style:text-properties officeooo:paragraph-rsid="000f1dbc"/>
    </style:style>
    <style:style style:name="P7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language="bg" fo:country="BG"/>
    </style:style>
    <style:style style:name="P10" style:family="paragraph" style:parent-style-name="Text_20_body">
      <style:text-properties fo:language="bg" fo:country="BG" officeooo:paragraph-rsid="00182247"/>
    </style:style>
    <style:style style:name="T1" style:family="text">
      <style:text-properties fo:color="#0000cd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14dd00"/>
    </style:style>
    <style:style style:name="T4" style:family="text">
      <style:text-properties fo:color="#a52a2a" loext:opacity="100%"/>
    </style:style>
    <style:style style:name="T5" style:family="text">
      <style:text-properties officeooo:rsid="000fb57a"/>
    </style:style>
    <style:style style:name="T6" style:family="text">
      <style:text-properties fo:language="bg" fo:country="BG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language="bg" fo:country="BG"/>
    </style:style>
    <style:style style:name="T9" style:family="text">
      <style:text-properties style:font-name="Liberation Mono" officeooo:rsid="00182247"/>
    </style:style>
    <style:style style:name="T10" style:family="text">
      <style:text-properties officeooo:rsid="00113040"/>
    </style:style>
    <style:style style:name="T11" style:family="text">
      <style:text-properties officeooo:rsid="00120e1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officeooo:rsid="0013ed14"/>
    </style:style>
    <style:style style:name="T15" style:family="text">
      <style:text-properties officeooo:rsid="0014dd00"/>
    </style:style>
    <style:style style:name="T16" style:family="text">
      <style:text-properties officeooo:rsid="0016283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822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asses and Objects</text:h>
      <text:p text:style-name="Horizontal_20_Line"/>
      <text:h text:style-name="P1" text:outline-level="2">Python Classes/Objects<text:span text:style-name="T5"> - класове и обекти в Python</text:span></text:h>
      <text:p text:style-name="Text_20_body"><text:span text:style-name="T6">Python е обектно-ориентиран език за програмиране</text:span>.</text:p>
      <text:p text:style-name="P9">Почти всичко в Python е обект със свои свойства и методи.</text:p>
      <text:p text:style-name="P9">Класът е като конструктор на обект или "план" за създаване на обекти.</text:p>
      <text:p text:style-name="Horizontal_20_Line"/>
      <text:h text:style-name="Heading_20_2" text:outline-level="2">Create a Class<text:span text:style-name="T5"> - създаване на клас</text:span></text:h>
      <text:p text:style-name="Text_20_body"><text:span text:style-name="T5">За създаване на клас се използва ключова дума</text:span> <text:span text:style-name="Source_20_Text">class</text:span>:</text:p>
      <text:h text:style-name="Heading_20_3" text:outline-level="3">Example</text:h>
      <text:p text:style-name="Text_20_body"><text:span text:style-name="T5">Създайте клас със име</text:span> MyClass, <text:span text:style-name="T6">със свойство </text:span><text:span text:style-name="T8">x</text:span><text:span text:style-name="T6">:</text:span></text:p>
      <text:p text:style-name="P7"><text:span text:style-name="T1">class</text:span> MyClass:<text:line-break/><text:span text:style-name="T5"><text:tab/></text:span>x = <text:span text:style-name="T2">5</text:span> </text:p>
      <text:p text:style-name="Horizontal_20_Line"/>
      <text:h text:style-name="Heading_20_2" text:outline-level="2">Create Object<text:span text:style-name="T5"> - създаване на обект</text:span></text:h>
      <text:p text:style-name="P9"><text:span text:style-name="T10">М</text:span>оже да използваме класа с име MyClass за създаване на обекти:</text:p>
      <text:h text:style-name="Heading_20_3" text:outline-level="3">Example</text:h>
      <text:p text:style-name="Text_20_body"><text:span text:style-name="T10">Създайте обект наречен</text:span> <text:span text:style-name="T7">p1</text:span>, <text:span text:style-name="T10">и отпечатайте стойността на </text:span><text:span text:style-name="T7">x</text:span>:</text:p>
      <text:p text:style-name="P7">p1 = MyClass()<text:line-break/><text:span text:style-name="T1">print</text:span>(p1.x) </text:p>
      <text:p text:style-name="Horizontal_20_Line"/>
      <text:h text:style-name="P2" text:outline-level="2">The __init__() Function<text:span text:style-name="T10"> - функция __init__()</text:span></text:h>
      <text:p text:style-name="P9">Примерите по-горе са класове и обекти в тяхната най-проста форма<text:span text:style-name="T10">,</text:span> <text:span text:style-name="T10">но</text:span> не са полезни в реални приложения.</text:p>
      <text:p text:style-name="P9">За да разберем значението на класовете, трябва да разберем вградената функция __init__().</text:p>
      <text:p text:style-name="P9">Всички класове имат функция, наречена __init__(), която винаги се изпълнява, когато класът се инициира.</text:p>
      <text:p text:style-name="P9">Използвайте функцията __init__(), за да присвоите стойности на свойствата на обекта или други операции, които е необходимо да направите, когато обектът се създава:</text:p>
      <text:h text:style-name="Heading_20_3" text:outline-level="3"><text:soft-page-break/>Example</text:h>
      <text:p text:style-name="Text_20_body"><text:span text:style-name="T11">Създайте клас наречен</text:span> Person, <text:span text:style-name="T11">използвайте функцията</text:span> __init__() <text:span text:style-name="T11">за да присвоите стойности за </text:span><text:s/>name <text:span text:style-name="T11">и</text:span> age:</text:p>
      <text:p text:style-name="P8"><text:span text:style-name="T1">class</text:span> Person:<text:line-break/><text:span text:style-name="T11"><text:tab/></text:span><text:span text:style-name="T1">def</text:span> __init__(self, name, age):<text:line-break/><text:span text:style-name="T11"><text:tab/><text:tab/></text:span>self.name = name<text:line-break/><text:span text:style-name="T11"><text:tab/><text:tab/></text:span>self.age = age<text:line-break/><text:line-break/>p1 = Person(<text:span text:style-name="T4">"John"</text:span>, <text:span text:style-name="T2">36</text:span>)<text:line-break/><text:line-break/><text:span text:style-name="T1">print</text:span>(p1.name)<text:line-break/><text:span text:style-name="T1">print</text:span>(p1.age) </text:p>
      <text:p text:style-name="P9"><text:span text:style-name="T13">Забележка:</text:span> Функцията __init__() се извиква автоматично всеки път, когато класът се използва за създаване на нов обект.</text:p>
      <text:p text:style-name="P6"/>
      <text:h text:style-name="P3" text:outline-level="2">The __str__() Function<text:span text:style-name="T14"> - функция __str__()</text:span></text:h>
      <text:p text:style-name="P9">Функцията __str__() контролира какво трябва да бъде върнато, когато обектът на класа е представен като низ.</text:p>
      <text:p text:style-name="Text_20_body"><text:span text:style-name="T15">Ако функцията</text:span> __str__() <text:span text:style-name="T15">не е зададена</text:span>, <text:span text:style-name="T15">върнато е представяне като стринг</text:span>:</text:p>
      <text:h text:style-name="Heading_20_3" text:outline-level="3">Example</text:h>
      <text:p text:style-name="P9">Низовото представяне на обект БЕЗ функцията __str__():</text:p>
      <text:p text:style-name="P8"><text:span text:style-name="T1">class</text:span> Person:<text:line-break/><text:span text:style-name="T15"><text:tab/></text:span><text:span text:style-name="T1">def</text:span> __init__(self, name, age):<text:line-break/><text:span text:style-name="T15"><text:tab/><text:tab/></text:span>self.name = name<text:line-break/><text:span text:style-name="T15"><text:tab/><text:tab/></text:span>self.age = age<text:line-break/><text:line-break/>p1 = Person(<text:span text:style-name="T4">"John"</text:span>, <text:span text:style-name="T2">36</text:span>)<text:line-break/><text:line-break/><text:span text:style-name="T1">print</text:span>(p1) </text:p>
      <text:h text:style-name="Heading_20_3" text:outline-level="3">Example</text:h>
      <text:p text:style-name="P9">Низовото представяне на обект С функцията __str__():</text:p>
      <text:p text:style-name="P7"><text:span text:style-name="T1">class</text:span> Person:<text:line-break/><text:span text:style-name="T15"><text:tab/></text:span><text:span text:style-name="T1">def</text:span> __init__(self, name, age):<text:line-break/><text:span text:style-name="T15"><text:tab/><text:tab/></text:span>self.name = name<text:line-break/><text:span text:style-name="T15"><text:tab/><text:tab/></text:span>self.age = age<text:line-break/><text:span text:style-name="T3"><text:tab/></text:span><text:span text:style-name="T1">def</text:span> __str__(self):<text:line-break/><text:span text:style-name="T15"><text:tab/><text:tab/></text:span><text:span text:style-name="T1">return</text:span> f<text:span text:style-name="T4">"{self.name}({self.age})"</text:span><text:line-break/><text:soft-page-break/>p1 = Person(<text:span text:style-name="T4">"John"</text:span>, <text:span text:style-name="T2">36</text:span>)<text:line-break/><text:span text:style-name="T1">print</text:span>(p1) </text:p>
      <text:p text:style-name="Horizontal_20_Line"/>
      <text:h text:style-name="Heading_20_2" text:outline-level="2">Object Methods<text:span text:style-name="T16"> - методи в обект</text:span></text:h>
      <text:p text:style-name="P9">Обектите също могат да съдържат методи. Методите в обектите са функции, които принадлежат на обекта.</text:p>
      <text:p text:style-name="Text_20_body"><text:span text:style-name="T16">Нека създадем метод в класа</text:span> Person:</text:p>
      <text:h text:style-name="Heading_20_3" text:outline-level="3">Example</text:h>
      <text:p text:style-name="P9">Вмъкнете функция, която отпечатва поздрав, и я изпълнете върху обекта p1:</text:p>
      <text:p text:style-name="P8"><text:span text:style-name="T1">class</text:span> Person:<text:line-break/><text:span text:style-name="T16"><text:tab/></text:span><text:span text:style-name="T1">def</text:span> __init__(self, name, age):<text:line-break/><text:span text:style-name="T16"><text:tab/><text:tab/></text:span>self.name = name<text:line-break/><text:span text:style-name="T16"><text:tab/><text:tab/></text:span>self.age = age<text:line-break/><text:span text:style-name="T16"><text:tab/></text:span><text:span text:style-name="T1">def</text:span> myfunc(self):<text:line-break/><text:span text:style-name="T16"><text:tab/><text:tab/></text:span><text:span text:style-name="T1">print</text:span>(<text:span text:style-name="T4">"Hello my name is "</text:span> + self.name)<text:line-break/>p1 = Person(<text:span text:style-name="T4">"John"</text:span>, <text:span text:style-name="T2">36</text:span>)<text:line-break/>p1.myfunc() </text:p>
      <text:p text:style-name="P9"><text:span text:style-name="T13">Забележка:</text:span> Параметърът <text:span text:style-name="T7">self</text:span> е препратка към текущия екземпляр на класа и се използва за достъп до променливи, които принадлежат на класа.</text:p>
      <text:p text:style-name="Horizontal_20_Line"/>
      <text:h text:style-name="P4" text:outline-level="2">The self Parameter<text:span text:style-name="T16"> - параметър <text:s/>self</text:span></text:h>
      <text:p text:style-name="P9">Параметърът <text:span text:style-name="T7">self</text:span> е препратка към текущия екземпляр на класа и се използва за достъп до променливи, които принадлежат на класа.</text:p>
      <text:p text:style-name="P9">Не е задължително да се нарича <text:span text:style-name="T7">self</text:span>, можете да го наричате както искате, но трябва да е първият параметър на всяка функция в класа:</text:p>
      <text:h text:style-name="Heading_20_3" text:outline-level="3">Example</text:h>
      <text:p text:style-name="P9">Използвайте думите <text:span text:style-name="T17">mysillyobject</text:span> и <text:span text:style-name="T17">abc</text:span> вместо <text:span text:style-name="T17">self</text:span>:</text:p>
      <text:p text:style-name="P7"><text:span text:style-name="T1">class</text:span> Person:<text:line-break/><text:span text:style-name="T16"><text:tab/></text:span><text:span text:style-name="T1">def</text:span> __init__(mysillyobject, name, age):<text:line-break/><text:span text:style-name="T16"><text:tab/><text:tab/></text:span>mysillyobject.name = name<text:line-break/><text:span text:style-name="T18"><text:tab/><text:tab/></text:span>mysillyobject.age = age<text:line-break/><text:span text:style-name="T18"><text:tab/></text:span><text:span text:style-name="T1">def</text:span> myfunc(abc):<text:line-break/><text:span text:style-name="T18"><text:tab/><text:tab/></text:span><text:span text:style-name="T1">print</text:span>(<text:span text:style-name="T4">"Hello my name is "</text:span> + abc.name)<text:line-break/>p1 = Person(<text:span text:style-name="T4">"John"</text:span>, <text:span text:style-name="T2">36</text:span>)<text:line-break/>p1.myfunc() </text:p>
      <text:p text:style-name="Horizontal_20_Line"/>
      <text:h text:style-name="Heading_20_2" text:outline-level="2"><text:soft-page-break/>Modify Object Properties<text:span text:style-name="T18"> - п</text:span><text:span text:style-name="T6">ромяна на свойствата на обекта</text:span></text:h>
      <text:p text:style-name="P9">Може да променяте свойствата на обекти като този:</text:p>
      <text:h text:style-name="Heading_20_3" text:outline-level="3">Example</text:h>
      <text:p text:style-name="Text_20_body"><text:span text:style-name="T18">Задайте</text:span> age <text:span text:style-name="T18">за</text:span> p1 <text:span text:style-name="T18">на</text:span> 40:</text:p>
      <text:p text:style-name="P7">p1.age = <text:span text:style-name="T2">40</text:span> </text:p>
      <text:p text:style-name="Horizontal_20_Line"/>
      <text:h text:style-name="Heading_20_2" text:outline-level="2">Delete Object Properties</text:h>
      <text:p text:style-name="P9">Може да изтриете свойства на обекти, като използвате ключовата дума <text:span text:style-name="T7">del</text:span>:</text:p>
      <text:h text:style-name="Heading_20_3" text:outline-level="3">Example</text:h>
      <text:p text:style-name="Text_20_body"><text:span text:style-name="T18">Изтрийте свойството</text:span> age <text:span text:style-name="T18">от обекта</text:span> p1:</text:p>
      <text:p text:style-name="P7"><text:span text:style-name="T1">del</text:span> p1.age </text:p>
      <text:p text:style-name="Horizontal_20_Line"/>
      <text:h text:style-name="Heading_20_2" text:outline-level="2">Delete Objects<text:span text:style-name="T18"> - изтриване на обект</text:span></text:h>
      <text:p text:style-name="Text_20_body"><text:span text:style-name="T18">Може да изтриете обект чрез ключовата дума</text:span> <text:span text:style-name="Source_20_Text">del</text:span>:</text:p>
      <text:h text:style-name="Heading_20_3" text:outline-level="3">Example</text:h>
      <text:p text:style-name="Text_20_body"><text:span text:style-name="T18">Изтрийте обекта</text:span> p1:</text:p>
      <text:p text:style-name="P7"><text:span text:style-name="T1">del</text:span> p1 </text:p>
      <text:p text:style-name="Horizontal_20_Line"/>
      <text:h text:style-name="P5" text:outline-level="2">The pass Statement<text:span text:style-name="T18"> - оператор <text:s/>pass прлопусни</text:span></text:h>
      <text:p text:style-name="P10">дефинициите на <text:span text:style-name="T9">class</text:span> не могат да бъдат празни, но ако по някаква причина имате дефиниция на <text:span text:style-name="T9">class</text:span> без съдържание, поставете оператора <text:span text:style-name="T9">pass</text:span>, за да избегнете получаване на грешка.</text:p>
      <text:h text:style-name="Heading_20_3" text:outline-level="3">Example</text:h>
      <text:p text:style-name="P7"><text:span text:style-name="T1">class</text:span> Person:<text:line-break/><text:span text:style-name="T18"><text:tab/></text:span><text:span text:style-name="T1">pass</text:span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3:33:08.505218163</meta:creation-date>
    <dc:date>2023-02-03T01:27:00.730538415</dc:date>
    <meta:editing-duration>PT2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65" meta:word-count="590" meta:character-count="3872" meta:non-whitespace-character-count="3293"/>
  </office:meta>
</office:document-meta>
</file>